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1B000000C74635F260.eps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1E2000000FA06B2514A.svm" manifest:media-type=""/>
  <manifest:file-entry manifest:full-path="Pictures/2000000100000170000000D850C35637.svm" manifest:media-type=""/>
  <manifest:file-entry manifest:full-path="Pictures/20000001000000FA000000D8AB97C17A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6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879cm" svg:height="2.539cm" svg:x="3.042cm" svg:y="0.64cm">
          <draw:image xlink:href="Pictures/200000020000021B000000C74635F260.eps" xlink:type="simple" xlink:show="embed" xlink:actuate="onLoad">
            <text:p/>
          </draw:image>
        </draw:frame>
        <draw:frame draw:style-name="gr2" draw:text-style-name="P1" draw:layer="layout" svg:width="0.577cm" svg:height="0.299cm" svg:x="9.249cm" svg:y="0.307cm">
          <draw:image xlink:href="Pictures/20000001000001E2000000FA06B2514A.svm" xlink:type="simple" xlink:show="embed" xlink:actuate="onLoad">
            <text:p/>
          </draw:image>
        </draw:frame>
        <draw:frame draw:style-name="gr3" draw:text-style-name="P1" draw:layer="layout" svg:width="0.456cm" svg:height="0.385cm" svg:x="9.679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9.679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9.902cm" svg:y="1.728cm">
          <draw:image xlink:href="Pictures/2000000100000170000000D850C35637.svm" xlink:type="simple" xlink:show="embed" xlink:actuate="onLoad">
            <text:p/>
          </draw:image>
        </draw:frame>
        <draw:frame draw:style-name="gr2" draw:text-style-name="P1" draw:layer="layout" svg:width="0.577cm" svg:height="0.299cm" svg:x="7.396cm" svg:y="0.307cm">
          <draw:image xlink:href="Pictures/20000001000001E2000000FA06B2514A.svm" xlink:type="simple" xlink:show="embed" xlink:actuate="onLoad">
            <text:p/>
          </draw:image>
        </draw:frame>
        <draw:frame draw:style-name="gr3" draw:text-style-name="P1" draw:layer="layout" svg:width="0.456cm" svg:height="0.385cm" svg:x="7.826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7.826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8.072cm" svg:y="1.728cm">
          <draw:image xlink:href="Pictures/2000000100000170000000D850C35637.svm" xlink:type="simple" xlink:show="embed" xlink:actuate="onLoad">
            <text:p/>
          </draw:image>
        </draw:frame>
        <draw:frame draw:style-name="gr2" draw:text-style-name="P1" draw:layer="layout" svg:width="0.577cm" svg:height="0.299cm" svg:x="5.512cm" svg:y="0.307cm">
          <draw:image xlink:href="Pictures/20000001000001E2000000FA06B2514A.svm" xlink:type="simple" xlink:show="embed" xlink:actuate="onLoad">
            <text:p/>
          </draw:image>
        </draw:frame>
        <draw:frame draw:style-name="gr3" draw:text-style-name="P1" draw:layer="layout" svg:width="0.456cm" svg:height="0.385cm" svg:x="5.942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5.942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6.188cm" svg:y="1.728cm">
          <draw:image xlink:href="Pictures/2000000100000170000000D850C35637.svm" xlink:type="simple" xlink:show="embed" xlink:actuate="onLoad">
            <text:p/>
          </draw:image>
        </draw:frame>
        <draw:frame draw:style-name="gr3" draw:text-style-name="P1" draw:layer="layout" svg:width="0.456cm" svg:height="0.385cm" svg:x="4.137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4.137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4.383cm" svg:y="1.728cm">
          <draw:image xlink:href="Pictures/2000000100000170000000D850C35637.svm" xlink:type="simple" xlink:show="embed" xlink:actuate="onLoad">
            <text:p/>
          </draw:image>
        </draw:frame>
        <draw:frame draw:style-name="gr6" draw:text-style-name="P2" draw:layer="layout" svg:width="0.937cm" svg:height="0.911cm" svg:x="11.433cm" svg:y="2.118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1.437cm" svg:y="2.118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7" draw:text-style-name="P1" draw:layer="layout" svg:width="0.299cm" svg:height="0.258cm" svg:x="2.734cm" svg:y="2.216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572cm" svg:height="0.299cm" svg:x="3.707cm" svg:y="0.307cm">
          <draw:image xlink:href="Pictures/20000001000001DE000000FAEEBF83F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3T16:39:56</meta:creation-date>
    <meta:editing-duration>PT22M15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04T11:23:24</dc:date>
    <dc:creator>kkk </dc:creator>
    <meta:document-statistic meta:object-count="20"/>
    <meta:template xlink:type="simple" xlink:actuate="onRequest" xlink:title="kkkFigures" xlink:href="../../../../../.libreoffice/3/user/template/kkkFigures.otg" meta:date="2014-08-03T16:39:55"/>
  </office:meta>
</office:document-meta>
</file>